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7d02" officeooo:paragraph-rsid="001a7d02"/>
    </style:style>
    <style:style style:name="P2" style:family="paragraph" style:parent-style-name="Standard">
      <style:text-properties style:text-underline-style="solid" style:text-underline-width="auto" style:text-underline-color="font-color" fo:font-weight="bold" officeooo:rsid="001a7d02" officeooo:paragraph-rsid="001a7d02"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c5db0" officeooo:paragraph-rsid="001c5db0"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c337a" officeooo:paragraph-rsid="001c337a"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eae4b" officeooo:paragraph-rsid="001eae4b"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b9386" officeooo:paragraph-rsid="002b9386" style:font-weight-asian="bold" style:font-weight-complex="bold"/>
    </style:style>
    <style:style style:name="P7" style:family="paragraph" style:parent-style-name="Standard">
      <style:text-properties style:text-underline-style="none" officeooo:rsid="001c337a" officeooo:paragraph-rsid="001c337a"/>
    </style:style>
    <style:style style:name="P8" style:family="paragraph" style:parent-style-name="Standard">
      <style:text-properties style:text-underline-style="none" officeooo:rsid="001c5db0" officeooo:paragraph-rsid="001c5db0"/>
    </style:style>
    <style:style style:name="P9" style:family="paragraph" style:parent-style-name="Standard">
      <style:text-properties style:text-underline-style="none" fo:font-weight="normal" officeooo:rsid="002b9386" officeooo:paragraph-rsid="002b9386" style:font-weight-asian="normal" style:font-weight-complex="normal"/>
    </style:style>
    <style:style style:name="P10" style:family="paragraph" style:parent-style-name="Standard">
      <style:text-properties fo:font-style="italic" style:text-underline-style="none" fo:font-weight="normal" officeooo:rsid="001eae4b" officeooo:paragraph-rsid="001eae4b" style:font-style-asian="italic" style:font-weight-asian="normal" style:font-style-complex="italic" style:font-weight-complex="normal"/>
    </style:style>
    <style:style style:name="P11" style:family="paragraph" style:parent-style-name="Standard">
      <style:text-properties fo:font-style="italic" fo:font-weight="normal" officeooo:rsid="002d1418" officeooo:paragraph-rsid="002d1418" style:font-style-asian="italic" style:font-weight-asian="normal" style:font-style-complex="italic" style:font-weight-complex="normal"/>
    </style:style>
    <style:style style:name="P12" style:family="paragraph" style:parent-style-name="Standard">
      <style:text-properties fo:font-style="normal" style:text-underline-style="none" fo:font-weight="normal" officeooo:rsid="001eae4b" officeooo:paragraph-rsid="001eae4b"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f2f21" officeooo:paragraph-rsid="001f2f21" style:font-style-asian="normal" style:font-weight-asian="normal" style:font-style-complex="normal" style:font-weight-complex="normal"/>
    </style:style>
    <style:style style:name="P14" style:family="paragraph" style:parent-style-name="Standard">
      <style:text-properties officeooo:rsid="0003e464" officeooo:paragraph-rsid="001f2f21"/>
    </style:style>
    <style:style style:name="P15" style:family="paragraph" style:parent-style-name="Standard">
      <style:text-properties officeooo:rsid="000a7ff0" officeooo:paragraph-rsid="001f2f21"/>
    </style:style>
    <style:style style:name="P16" style:family="paragraph" style:parent-style-name="Standard">
      <style:text-properties officeooo:rsid="001f2f21" officeooo:paragraph-rsid="001f2f21"/>
    </style:style>
    <style:style style:name="P17" style:family="paragraph" style:parent-style-name="Standard">
      <style:text-properties officeooo:rsid="002006cb" officeooo:paragraph-rsid="002006cb"/>
    </style:style>
    <style:style style:name="P18" style:family="paragraph" style:parent-style-name="Standard">
      <style:text-properties officeooo:rsid="0020c94f" officeooo:paragraph-rsid="0020c94f"/>
    </style:style>
    <style:style style:name="P19" style:family="paragraph" style:parent-style-name="Standard">
      <style:text-properties officeooo:rsid="0020c94f" officeooo:paragraph-rsid="00291a1e"/>
    </style:style>
    <style:style style:name="P20" style:family="paragraph" style:parent-style-name="Standard">
      <style:text-properties officeooo:rsid="00221fd2" officeooo:paragraph-rsid="00221fd2"/>
    </style:style>
    <style:style style:name="P21" style:family="paragraph" style:parent-style-name="Standard">
      <style:text-properties officeooo:rsid="00221fd2" officeooo:paragraph-rsid="00291a1e"/>
    </style:style>
    <style:style style:name="P22" style:family="paragraph" style:parent-style-name="Standard">
      <style:text-properties officeooo:rsid="00235c1d" officeooo:paragraph-rsid="00235c1d"/>
    </style:style>
    <style:style style:name="P23" style:family="paragraph" style:parent-style-name="Standard">
      <style:text-properties officeooo:rsid="00251bee" officeooo:paragraph-rsid="00251bee"/>
    </style:style>
    <style:style style:name="P24" style:family="paragraph" style:parent-style-name="Standard">
      <style:text-properties officeooo:rsid="00254ae0" officeooo:paragraph-rsid="00254ae0"/>
    </style:style>
    <style:style style:name="P25" style:family="paragraph" style:parent-style-name="Standard">
      <style:text-properties officeooo:rsid="00284dc0" officeooo:paragraph-rsid="00284dc0"/>
    </style:style>
    <style:style style:name="P26" style:family="paragraph" style:parent-style-name="Standard">
      <style:text-properties officeooo:rsid="003163ca" officeooo:paragraph-rsid="003163ca"/>
    </style:style>
    <style:style style:name="T1" style:family="text">
      <style:text-properties officeooo:rsid="001c337a"/>
    </style:style>
    <style:style style:name="T2" style:family="text">
      <style:text-properties officeooo:rsid="001c5db0"/>
    </style:style>
    <style:style style:name="T3" style:family="text">
      <style:text-properties officeooo:rsid="0006a2c1"/>
    </style:style>
    <style:style style:name="T4" style:family="text">
      <style:text-properties officeooo:rsid="000a7ff0"/>
    </style:style>
    <style:style style:name="T5" style:family="text">
      <style:text-properties officeooo:rsid="000c782d"/>
    </style:style>
    <style:style style:name="T6" style:family="text">
      <style:text-properties officeooo:rsid="000669f1"/>
    </style:style>
    <style:style style:name="T7" style:family="text">
      <style:text-properties officeooo:rsid="000e41d6"/>
    </style:style>
    <style:style style:name="T8" style:family="text">
      <style:text-properties officeooo:rsid="002006cb"/>
    </style:style>
    <style:style style:name="T9" style:family="text">
      <style:text-properties officeooo:rsid="00220923"/>
    </style:style>
    <style:style style:name="T10" style:family="text">
      <style:text-properties officeooo:rsid="00221fd2"/>
    </style:style>
    <style:style style:name="T11" style:family="text">
      <style:text-properties officeooo:rsid="00235c1d"/>
    </style:style>
    <style:style style:name="T12" style:family="text">
      <style:text-properties officeooo:rsid="00251bee"/>
    </style:style>
    <style:style style:name="T13" style:family="text">
      <style:text-properties officeooo:rsid="00254ae0"/>
    </style:style>
    <style:style style:name="T14" style:family="text">
      <style:text-properties officeooo:rsid="0026654f"/>
    </style:style>
    <style:style style:name="T15" style:family="text">
      <style:text-properties officeooo:rsid="0027dab8"/>
    </style:style>
    <style:style style:name="T16" style:family="text">
      <style:text-properties officeooo:rsid="00291a1e"/>
    </style:style>
    <style:style style:name="T17" style:family="text">
      <style:text-properties officeooo:rsid="002a3d2e"/>
    </style:style>
    <style:style style:name="T18" style:family="text">
      <style:text-properties officeooo:rsid="002d1418"/>
    </style:style>
    <style:style style:name="T19" style:family="text">
      <style:text-properties officeooo:rsid="003163ca"/>
    </style:style>
    <style:style style:name="T20" style:family="text">
      <style:text-properties officeooo:rsid="00317ab2"/>
    </style:style>
    <style:style style:name="T21" style:family="text">
      <style:text-properties officeooo:rsid="0032fb5f"/>
    </style:style>
    <style:style style:name="T22" style:family="text">
      <style:text-properties officeooo:rsid="003390dd"/>
    </style:style>
    <style:style style:name="T23" style:family="text">
      <style:text-properties officeooo:rsid="0034debd"/>
    </style:style>
    <style:style style:name="T24" style:family="text">
      <style:text-properties officeooo:rsid="0035d6b3"/>
    </style:style>
    <style:style style:name="T25" style:family="text">
      <style:text-properties officeooo:rsid="0035e7d6"/>
    </style:style>
    <style:style style:name="T26" style:family="text">
      <style:text-properties officeooo:rsid="00376d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iverable for Smart Park (EE)</text:p>
      <text:p text:style-name="P1">Alexander Chiem</text:p>
      <text:p text:style-name="P1">V636R529</text:p>
      <text:p text:style-name="P1"/>
      <text:p text:style-name="P2">Delivering What</text:p>
      <text:p text:style-name="P1"><text:s/>- A working power system (Primary)</text:p>
      <text:p text:style-name="P1"><text:s/>- Casing (Secondary)</text:p>
      <text:p text:style-name="P1"/>
      <text:p text:style-name="P3">Delivering How</text:p>
      <text:p text:style-name="P1">Power System – I will independently research a viable power system. <text:s/>I would like to focus on the rechargeable battery side so we could include a solar panel to recharge and/or condition the battery based on the temperature of the battery. <text:s/>As Dr. Ara mentioned, making use of a voltage regulator will most likely be required and I will also take a look on how to incorporate that as well. <text:s/>I would like to have this research done by the end of March so we can move onto testing it in a real world application.</text:p>
      <text:p text:style-name="P1"/>
      <text:p text:style-name="P1">Casing – <text:span text:style-name="T1">I will 3D print a casing that will have all the accommodations that our package requires. <text:s/>This will most likely </text:span><text:span text:style-name="T2">be a</text:span><text:span text:style-name="T1"> tentative design until a power system is chosen and decisions on </text:span><text:span text:style-name="T2">any other package modifications.</text:span></text:p>
      <text:p text:style-name="P1"/>
      <text:p text:style-name="P4">Delivering When</text:p>
      <text:p text:style-name="P7">Power System – Researching (Now – End of March)</text:p>
      <text:p text:style-name="P7">Power System – Deliberation and Procurement (April 1 – April 19)</text:p>
      <text:p text:style-name="P7">Power System – <text:span text:style-name="T2">Testing (As soon as items arrive)</text:span></text:p>
      <text:p text:style-name="P7"/>
      <text:p text:style-name="P8">Casing – Designing (Now – April 19)</text:p>
      <text:p text:style-name="P8">Casing – Testing and Fitment (As soon as all items arrive)</text:p>
      <text:p text:style-name="P8"/>
      <text:p text:style-name="P5">Delivering Reasoning &amp; Execution</text:p>
      <text:p text:style-name="P10"/>
      <text:p text:style-name="P10">Power System</text:p>
      <text:p text:style-name="P12"><text:tab/>Since this will be battery powered, I accumulated the typical power consumption from last semester:</text:p>
      <text:p text:style-name="P13"/>
      <text:p text:style-name="P13">ASSUMPTIONS: This is a 3.7V system and the current is in hours.</text:p>
      <text:p text:style-name="P14">a) At sleep:</text:p>
      <text:p text:style-name="P14"><text:tab/><text:span text:style-name="T3">aa1) Arduino: 104 uA</text:span></text:p>
      <text:p text:style-name="P14"><text:tab/><text:span text:style-name="T3">aa2) ToF Sensor:</text:span></text:p>
      <text:p text:style-name="P14"><text:tab/><text:tab/><text:span text:style-name="T3">aaa1) Hardware: 3 – 7 uA, Typical: 5 uA</text:span></text:p>
      <text:p text:style-name="P14"><text:tab/><text:tab/><text:span text:style-name="T3">aaa2) Software: 4 – 9 uA, Typical: 6 uA (Uses 2.8v)</text:span></text:p>
      <text:p text:style-name="P14"><text:tab/><text:span text:style-name="T3">aa3) Magnetometer: 3 uA</text:span></text:p>
      <text:p text:style-name="P14"><text:tab/><text:span text:style-name="T4">aa4) Approx. Total: 114 uA </text:span><text:span text:style-name="T5">(0.114 mA)</text:span></text:p>
      <text:p text:style-name="P14">b) At usage:</text:p>
      <text:p text:style-name="P14"><text:tab/><text:span text:style-name="T6">b1) Arduino Components</text:span></text:p>
      <text:p text:style-name="P14"><text:tab/><text:tab/><text:span text:style-name="T6">bb1) Security Chip: 5mA</text:span></text:p>
      <text:p text:style-name="P14"><text:tab/><text:tab/><text:span text:style-name="T6">bb2) Micro Processor: </text:span><text:span text:style-name="T3">(On page 988 for DETAILS) 3.4 – 5.73 mA</text:span></text:p>
      <text:p text:style-name="P14"><text:tab/><text:tab/><text:span text:style-name="T3">bb3) LoRa Module: <text:s/>(On Page 6 for DETAILS)</text:span><text:tab/><text:tab/><text:tab/><text:tab/><text:span text:style-name="T3">bbb1) Receiving: 21 – 25 mA</text:span></text:p>
      <text:p text:style-name="P14"><text:tab/><text:tab/><text:tab/><text:span text:style-name="T3">bbb2) Sending (no boost): 34 – 47 mA</text:span></text:p>
      <text:p text:style-name="P14"><text:tab/><text:tab/><text:tab/><text:span text:style-name="T3">bbb3) Sending (boosting): 106 – 128 mA</text:span></text:p>
      <text:p text:style-name="P14"><text:soft-page-break/><text:tab/><text:span text:style-name="T4">b2) Approx. Total Receiving: 36 mA</text:span></text:p>
      <text:p text:style-name="P14"><text:tab/><text:span text:style-name="T4">b3) Approx. Total Sending: 58 mA (No Boost)</text:span></text:p>
      <text:p text:style-name="P14"><text:tab/><text:tab/><text:span text:style-name="T4">b4) Approx. Total Sending : 139 mA (Boosting)</text:span></text:p>
      <text:p text:style-name="P14"><text:tab/><text:tab/><text:span text:style-name="T5">b5) ToF Sensor: </text:span><text:span text:style-name="T7">19 mA</text:span></text:p>
      <text:p text:style-name="P14"><text:tab/><text:tab/><text:span text:style-name="T7">b6) Magnetometer: 2.6 mA (At Peak)</text:span></text:p>
      <text:p text:style-name="P15">c) Scenarios:</text:p>
      <text:p text:style-name="P14"><text:tab/><text:span text:style-name="T4">c1) Sending:</text:span></text:p>
      <text:p text:style-name="P14"><text:tab/><text:tab/><text:span text:style-name="T4">cc1) No Boost (On for 24 hours): 58 mA x 24 hrs = 1392 mAh</text:span></text:p>
      <text:p text:style-name="P14"><text:tab/><text:tab/><text:span text:style-name="T4">cc2) Boosting (On for 24 hours): 139 mA </text:span><text:span text:style-name="T5">x</text:span><text:span text:style-name="T4"> 24 hrs = 3336 mAh</text:span></text:p>
      <text:p text:style-name="P14"><text:tab/><text:span text:style-name="T4">c2) Receiving:</text:span></text:p>
      <text:p text:style-name="P14"><text:tab/><text:tab/><text:span text:style-name="T5">cd1) Receiving (On for 24 Hours): 36 mA x 24 hrs = 864 mAh</text:span></text:p>
      <text:p text:style-name="P14"><text:tab/><text:span text:style-name="T5">c3) Sleeping:</text:span></text:p>
      <text:p text:style-name="P14"><text:tab/><text:tab/><text:span text:style-name="T5">ce1) Sleep (for 24 Hours): 114 uA x 24 hrs = 2736 uA (2.7 mA)</text:span></text:p>
      <text:p text:style-name="P14"><text:tab/><text:span text:style-name="T5">c4) Combinations:</text:span></text:p>
      <text:p text:style-name="P14"><text:tab/><text:tab/><text:span text:style-name="T5">cf1) Send/Recieve (On for 24 Hours):</text:span></text:p>
      <text:p text:style-name="P14"><text:tab/><text:tab/><text:tab/><text:span text:style-name="T5">ccc1) No Boost: 1392 mAh + 864 mAh = 2256 mAh</text:span></text:p>
      <text:p text:style-name="P14"><text:tab/><text:tab/><text:tab/><text:span text:style-name="T5">ccc2) Boosting: 3336 mAh + 864 mAh = 4200 mAh</text:span></text:p>
      <text:p text:style-name="P14"><text:tab/><text:tab/><text:tab/><text:span text:style-name="T7">ccc3) No Boost, All Sensors: 2256 + 456 + 62.4 = 2774.4 mAh</text:span></text:p>
      <text:p text:style-name="P14"><text:tab/><text:tab/><text:tab/><text:span text:style-name="T7">ccc4) Boosting, All Sensors: 4200 + 456 + 62.4 = 4718.4 mAh</text:span></text:p>
      <text:p text:style-name="P14"><text:tab/><text:span text:style-name="T7">c5) ToF Sensor (For 24 hours): 19mA x 24 hrs = 456 mAh</text:span></text:p>
      <text:p text:style-name="P14"><text:tab/><text:span text:style-name="T7">c6) Magnetometer (For 24 Hours): 2.6 mA x 24 hrs = 62.4 mAh</text:span></text:p>
      <text:p text:style-name="P14"/>
      <text:p text:style-name="P16">So based off of this, the scenarios were created to see if the system was running 100% for 24 hours. <text:s/>If the system was running in a ‘normal’ mode <text:span text:style-name="T8">only needs roughly 2774.4 mAh @ 3.7V while in the boosted mode it requires 4718.4 mAh @ 3.7V. <text:s/>Since this would be the worst case scenario (cars constantly driving over the units), we can take a look at a somewhat more realistic ones.</text:span></text:p>
      <text:p text:style-name="P16"/>
      <text:p text:style-name="P17">When it is not sending a signal (it could receive a ‘send status update if it’s changed’), the power consumption will be:</text:p>
      <text:p text:style-name="P17"/>
      <text:p text:style-name="P17">Arduino Components (without sending data) + all the sensors =</text:p>
      <text:p text:style-name="P17">5mA + 25mA + 5.73mA + 19mA + 2.6mA = 32.33mA (per hour)</text:p>
      <text:p text:style-name="P17"/>
      <text:p text:style-name="P17">If this package was like this for 24 hours, it would consume only 775.92mA.</text:p>
      <text:p text:style-name="P17"/>
      <text:p text:style-name="P18">Since we had a difficult time maintaining signal integrity (50% success rate) I will focus on using boosted values.</text:p>
      <text:p text:style-name="P18"/>
      <text:p text:style-name="P19"><text:span text:style-name="T10">F</text:span>ull usage: 4718.4 (1.0) + 775.92 (0.0) = 4718.4 mAh <text:span text:style-name="T9">(24 hours of </text:span><text:span text:style-name="T16">sending </text:span><text:span text:style-name="T9">status changes)</text:span></text:p>
      <text:p text:style-name="P19">75% usage: 4718.4 <text:s/>(0.75) + 775.92 (<text:span text:style-name="T9">0.25) = </text:span><text:span text:style-name="T10">3732.78 mAh (18 hours of </text:span><text:span text:style-name="T16">sending </text:span><text:span text:style-name="T10">status changes)</text:span></text:p>
      <text:p text:style-name="P21">50% usage: 4718.4 (0.5) + 775.92 (0.5) = 2746.96 mAh (12 hours of <text:span text:style-name="T16">sending </text:span>status changes)</text:p>
      <text:p text:style-name="P21">25% usage: 4718.4 (0.25) + 775.92 (0.75) = 1761.54 mAh (6 hours of <text:span text:style-name="T16">sending </text:span>status changes)</text:p>
      <text:p text:style-name="P20">0% usage: 4718.4 (0.0) + 775.92 (1.0) = 775.92 mAh (0 hours of <text:span text:style-name="T16">sending </text:span>status changes)</text:p>
      <text:p text:style-name="P11">If it was 1 hour: 4718.4 (0.04167) + 775.92 (0.9583) = 940.18 mAh (1 hour of <text:span text:style-name="T19">sending </text:span>status changes)</text:p>
      <text:p text:style-name="P20"/>
      <text:p text:style-name="P26">From this, a more realistic value to keep in mind is 1 hour of consistently sending status updates. <text:s/>This is making an assumption if sending the data takes 3 minutes and is done 20 times in one day, this would account for 10 vehicles parking and leaving in each spot. <text:s/>For the scope of WSU, I believe this would be sufficient in accounting a ‘busy parking’ day.</text:p>
      <text:p text:style-name="P20"><text:soft-page-break/></text:p>
      <text:p text:style-name="P20">These values come with caveats: <text:s/>These are the listed typical values on the respective data sheets. <text:s/>The magnetometer’s values are not exact as the power consumption data <text:span text:style-name="T11">is for another manufacture and was expecting to use that one, but end up using another one. <text:s/>My initial attempt in measuring power consumption did not work as intended since I used a USB power meter and we were powering the system that way over the first semester to test the functions that I completely forgot that I could just use a multi-meter to check.</text:span></text:p>
      <text:p text:style-name="P20"/>
      <text:p text:style-name="P22">In terms of collecting actual values, using a multi-meter to check the sensors will be straightforward, but I will need to look into the Arduino’s circuit to see where I can do a current check so I can get a relatively accurate value during usage.</text:p>
      <text:p text:style-name="P22"/>
      <text:p text:style-name="P22">With those power values, my thought is <text:span text:style-name="T12">a battery capacity that will operate for </text:span><text:span text:style-name="T20">4</text:span><text:span text:style-name="T12"> days, so roughly a capacity of </text:span><text:span text:style-name="T20">4</text:span><text:span text:style-name="T19">000</text:span><text:span text:style-name="T12"> mAh @ 3.7V (</text:span><text:span text:style-name="T19">2.0</text:span><text:span text:style-name="T12"> Ah * 3.7V = </text:span><text:span text:style-name="T21">14.8</text:span><text:span text:style-name="T12"> Wh)</text:span></text:p>
      <text:p text:style-name="P22"/>
      <text:p text:style-name="P23">In terms of battery choices, there is 3 types; 2 are rechargeable and 1 non-rechargeable.</text:p>
      <text:p text:style-name="P23"/>
      <text:p text:style-name="P23">Choice 1 is the Lithium ion types that is most common today. <text:s/>The main pluses is the availability and many different capacities and differing package types to fit multiple needs. <text:s/>The drawbacks is the operating temperatures (Charges at <text:span text:style-name="T14">32F</text:span> to +<text:span text:style-name="T14">113F</text:span> and discharges at -<text:span text:style-name="T14">4F</text:span><text:span text:style-name="T13"> to</text:span> + <text:span text:style-name="T14">140F</text:span>), the life cycle (typically less than 300 cycles before it cannot hold 80%), and the possibility other unknown circumstances that could cause the battery to become a safety hazard. <text:span text:style-name="T16">(</text:span><text:span text:style-name="T17">Typical Constant Charge Rate 0.2C = 55mA @ 4.2V; Max @ 3A</text:span><text:span text:style-name="T16">)</text:span></text:p>
      <text:p text:style-name="P23"/>
      <text:p text:style-name="P23">Choice 2 is Lithium <text:span text:style-name="T13">Thionyl Chloride (LTC). <text:s/>The main drawback is the non-rechargeable characteristic. The main pluses is this is found in the standard battery sizes (A, AA, AAA, C, D, etc.) so if this was a choice the ability to replace them is straight forward. Other pluses are the availability, while it is not as common as Li-On types, this is still easier to find than my last choice. <text:s/>The operating temperature is quite broad as well (-76F – 185F), can be found in our operating voltage of 3.7V, and it is much less of a hazard than Li-On batteries. <text:s/>If it wasn’t for it being non-rechargeable, I believe this would be the best choice.</text:span></text:p>
      <text:p text:style-name="P23"/>
      <text:p text:style-name="P24">Choice 3 is Lithium Titanate (LTO). <text:s/>The main drawbacks is the lack of availability and differing capacities to fit multiple applications. <text:s/>It is typically rated for 2.4V, so this would be a bit difficult to make use of. <text:s/>The pluses is the rechargeable and a much higher charge cycle <text:span text:style-name="T14">(around 3000 – 7000 cycles), the batteries are stable, and the temperature range is acceptable (-22F to 131F). This could have been a good choice if we could find it in 3.7V </text:span><text:span text:style-name="T15">(using a voltage regulator would most likely solve this) </text:span><text:span text:style-name="T14">and was much more readily available. </text:span><text:span text:style-name="T16">(Typical Charge Current: 0.5A w/ 5.0A Max and Discharge current is 7.5A</text:span></text:p>
      <text:p text:style-name="P24"/>
      <text:p text:style-name="P25">If we choose #2, a solar panel would not be needed, but in turn would require a more regular maintenance. <text:s/>With choices 1 and 2, we could use a solar panel to help recharge the batteries, thus would make it more low maintenance.</text:p>
      <text:p text:style-name="P25"/>
      <text:p text:style-name="P25">A solar panel size to fully charge the battery on a typical sunny day would need a panel rated at 0.<text:span text:style-name="T22">57</text:span>A @ 3.7V (<text:span text:style-name="T22">2</text:span><text:span text:style-name="T20">.1</text:span><text:span text:style-name="T22">09</text:span> W) or 0.<text:span text:style-name="T23">4218</text:span>A @ 5V, 0.<text:span text:style-name="T23">3515</text:span>A @ 6V, 0.<text:span text:style-name="T23">17575</text:span>A @ 12V. <text:span text:style-name="T20">To fully recharge in 1 sunny day (fully exposed), we would need a panel size around </text:span><text:span text:style-name="T23">7</text:span><text:span text:style-name="T20">”x</text:span><text:span text:style-name="T23">6</text:span><text:span text:style-name="T20">”. <text:s/></text:span><text:span text:style-name="T23">If we want to fully charge it over 2.5 days (Friday, Saturday, and Sunday), then a 240mA @ 3.7V (0.888W) panel would be sufficient. <text:s/>This would be an equivalent of a 4”x4” panel. <text:s/>These numbers are based off a solar panel size of 2”x1” that </text:span><text:soft-page-break/><text:span text:style-name="T23">peaks at 30 mA @ 5V. <text:s/>This would operate close to depletion and let it recharge over the weekend. <text:s/>This can be dropped further if fewer cars move into the same spot (less status changes), but could become insufficient if more than 10 cars park and leave (more status changes).</text:span></text:p>
      <text:p text:style-name="P25"/>
      <text:p text:style-name="P6">Deliverables Recap</text:p>
      <text:p text:style-name="P9"/>
      <text:p text:style-name="P9">Based on the power consumption values from last semester, I believe the system may use around <text:span text:style-name="T24">940.18</text:span> mAh @ 3.7V for daily operation. <text:s/>Using a Lithium Ion type battery will be the best choice currently due to availability and many capacities to choose from. <text:s/>This does come with safety concerns, but is still a good choice. <text:s/>With that, a battery capacity to last <text:span text:style-name="T24">4</text:span> days (about <text:span text:style-name="T24">40</text:span>00 mAh @ 3.7V). <text:s/>To recharge this in a single fully exposed sunny day, it would need a panel rated at 0.<text:span text:style-name="T24">57</text:span>A @ 3.7V (2.<text:span text:style-name="T24">109</text:span>W). <text:s/>A size to let it recharge over the weekend would be 0.<text:span text:style-name="T24">24</text:span>A @ 3.7V in the same conditions. <text:s/><text:span text:style-name="T18">There are some issues with the values (different magnetometer numbers and my interpretation of the values), but this should give me a good foundation to reconsider the battery and solar requirements if </text:span><text:span text:style-name="T25">the collection of actual values differ more than expected</text:span><text:span text:style-name="T1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7T19:21:20.768000000</dc:date>
    <meta:editing-duration>PT1H41M48S</meta:editing-duration>
    <meta:editing-cycles>15</meta:editing-cycles>
    <meta:generator>LibreOffice/7.3.1.3$Windows_X86_64 LibreOffice_project/a69ca51ded25f3eefd52d7bf9a5fad8c90b87951</meta:generator>
    <meta:document-statistic meta:table-count="0" meta:image-count="0" meta:object-count="0" meta:page-count="4" meta:paragraph-count="78" meta:word-count="1645" meta:character-count="9101" meta:non-whitespace-character-count="7420"/>
  </office:meta>
</office:document-meta>
</file>